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cc00" draw:textarea-horizontal-align="justify" draw:textarea-vertical-align="middle" draw:auto-grow-height="false" fo:min-height="8.306cm" fo:min-width="7.28cm"/>
    </style:style>
    <style:style style:name="gr2" style:family="graphic" style:parent-style-name="standard">
      <style:graphic-properties svg:stroke-color="#000000" draw:fill-color="#ffff66" draw:textarea-horizontal-align="justify" draw:textarea-vertical-align="middle" draw:auto-grow-height="false" fo:min-height="6.558cm" fo:min-width="6.578cm"/>
    </style:style>
    <style:style style:name="gr3" style:family="graphic" style:parent-style-name="standard">
      <style:graphic-properties svg:stroke-color="#000000" draw:fill-color="#00ffff" draw:textarea-horizontal-align="justify" draw:textarea-vertical-align="middle" draw:auto-grow-height="false" fo:min-height="4.596cm" fo:min-width="5.465cm"/>
    </style:style>
    <style:style style:name="gr4" style:family="graphic" style:parent-style-name="standard">
      <style:graphic-properties svg:stroke-color="#000000" draw:fill-color="#00cc33" draw:textarea-horizontal-align="justify" draw:textarea-vertical-align="middle" draw:auto-grow-height="false" fo:min-height="2.172cm" fo:min-width="4.34cm"/>
    </style:style>
    <style:style style:name="P1" style:family="paragraph">
      <style:paragraph-properties fo:text-align="center"/>
    </style:style>
    <style:style style:name="P2" style:family="paragraph">
      <loext:graphic-properties draw:fill-color="#ffcc00"/>
      <style:paragraph-properties fo:text-align="center"/>
    </style:style>
    <style:style style:name="P3" style:family="paragraph">
      <loext:graphic-properties draw:fill-color="#ffff66"/>
      <style:paragraph-properties fo:text-align="center"/>
    </style:style>
    <style:style style:name="P4" style:family="paragraph">
      <loext:graphic-properties draw:fill-color="#00ffff"/>
      <style:paragraph-properties fo:text-align="center"/>
    </style:style>
    <style:style style:name="P5" style:family="paragraph">
      <loext:graphic-properties draw:fill-color="#00cc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1cm" svg:height="12.1cm" svg:x="2.1cm" svg:y="2.6cm">
          <text:p text:style-name="P1">Grammaires</text:p>
          <text:p text:style-name="P1">Générale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0.008cm" svg:height="9.626cm" svg:x="2.558cm" svg:y="4.774cm">
          <text:p text:style-name="P1">Grammaires</text:p>
          <text:p text:style-name="P1">Contextuelle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8.435cm" svg:height="6.852cm" svg:x="3.386cm" svg:y="7.248cm">
          <text:p text:style-name="P1">Grammaires</text:p>
          <text:p text:style-name="P1">Algébriques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6.844cm" svg:height="3.424cm" svg:x="4.163cm" svg:y="10.076cm">
          <text:p text:style-name="P1">Grammaires</text:p>
          <text:p text:style-name="P1">régulièr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cois SCHWARZENTRUBER</meta:initial-creator>
    <meta:creation-date>2016-10-07T22:47:58.136639000</meta:creation-date>
    <dc:date>2016-10-07T22:53:43.024197641</dc:date>
    <dc:creator>Francois SCHWARZENTRUBER</dc:creator>
    <meta:editing-duration>PT5M44S</meta:editing-duration>
    <meta:editing-cycles>2</meta:editing-cycles>
    <meta:generator>LibreOffice/5.0.6.2$Linux_X86_64 LibreOffice_project/00$Build-2</meta:generator>
    <meta:document-statistic meta:object-count="4"/>
  </office:meta>
</office:document-meta>
</file>